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2.56mm"/>
    </style:style>
    <style:style style:name="co3" style:family="table-column">
      <style:table-column-properties fo:break-before="auto" style:column-width="31.19mm"/>
    </style:style>
    <style:style style:name="co4" style:family="table-column">
      <style:table-column-properties fo:break-before="auto" style:column-width="63.73mm"/>
    </style:style>
    <style:style style:name="co5" style:family="table-column">
      <style:table-column-properties fo:break-before="auto" style:column-width="66.99mm"/>
    </style:style>
    <style:style style:name="co6" style:family="table-column">
      <style:table-column-properties fo:break-before="auto" style:column-width="54.72mm"/>
    </style:style>
    <style:style style:name="co7" style:family="table-column">
      <style:table-column-properties fo:break-before="auto" style:column-width="35.88mm"/>
    </style:style>
    <style:style style:name="co8" style:family="table-column">
      <style:table-column-properties fo:break-before="auto" style:column-width="35.63mm"/>
    </style:style>
    <style:style style:name="co9" style:family="table-column">
      <style:table-column-properties fo:break-before="auto" style:column-width="48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s_and_times_RW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ize in kB</text:p>
          </table:table-cell>
          <table:table-cell office:value-type="string" calcext:value-type="string">
            <text:p>Time (ms) <text:s/>Instrumentation</text:p>
          </table:table-cell>
          <table:table-cell office:value-type="string" calcext:value-type="string">
            <text:p>Time (ms) Execution 1</text:p>
          </table:table-cell>
          <table:table-cell office:value-type="string" calcext:value-type="string">
            <text:p>Time (ms) Execution 2</text:p>
          </table:table-cell>
          <table:table-cell office:value-type="string" calcext:value-type="string">
            <text:p>Time (ms) Execution 3</text:p>
          </table:table-cell>
          <table:table-cell office:value-type="string" calcext:value-type="string">
            <text:p>Time (ms) Execution 4</text:p>
          </table:table-cell>
          <table:table-cell/>
        </table:table-row>
        <table:table-row table:style-name="ro1">
          <table:table-cell office:value-type="string" calcext:value-type="string">
            <text:p>co.thefabulous.app</text:p>
          </table:table-cell>
          <table:table-cell office:value-type="float" office:value="714617" calcext:value-type="float">
            <text:p>714617</text:p>
          </table:table-cell>
          <table:table-cell office:value-type="string" calcext:value-type="string">
            <text:p>20774.771484375</text:p>
          </table:table-cell>
          <table:table-cell office:value-type="float" office:value="475081" calcext:value-type="float">
            <text:p>475081</text:p>
          </table:table-cell>
          <table:table-cell office:value-type="float" office:value="6184904" calcext:value-type="float">
            <text:p>6184904</text:p>
          </table:table-cell>
          <table:table-cell office:value-type="float" office:value="6112238" calcext:value-type="float">
            <text:p>6112238</text:p>
          </table:table-cell>
          <table:table-cell office:value-type="float" office:value="6107400" calcext:value-type="float">
            <text:p>6107400</text:p>
          </table:table-cell>
          <table:table-cell office:value-type="float" office:value="6095257" calcext:value-type="float">
            <text:p>6095257</text:p>
          </table:table-cell>
          <table:table-cell/>
        </table:table-row>
        <table:table-row table:style-name="ro1">
          <table:table-cell office:value-type="string" calcext:value-type="string">
            <text:p>com.adidas.micoach</text:p>
          </table:table-cell>
          <table:table-cell office:value-type="float" office:value="598765" calcext:value-type="float">
            <text:p>598765</text:p>
          </table:table-cell>
          <table:table-cell office:value-type="string" calcext:value-type="string">
            <text:p>42727.98046875</text:p>
          </table:table-cell>
          <table:table-cell office:value-type="float" office:value="259485" calcext:value-type="float">
            <text:p>259485</text:p>
          </table:table-cell>
          <table:table-cell office:value-type="float" office:value="6867055" calcext:value-type="float">
            <text:p>6867055</text:p>
          </table:table-cell>
          <table:table-cell office:value-type="float" office:value="6712226" calcext:value-type="float">
            <text:p>6712226</text:p>
          </table:table-cell>
          <table:table-cell office:value-type="float" office:value="6643693" calcext:value-type="float">
            <text:p>6643693</text:p>
          </table:table-cell>
          <table:table-cell office:value-type="float" office:value="6210077" calcext:value-type="float">
            <text:p>6210077</text:p>
          </table:table-cell>
          <table:table-cell/>
        </table:table-row>
        <table:table-row table:style-name="ro1">
          <table:table-cell office:value-type="string" calcext:value-type="string">
            <text:p>com.basti12354.minutesworkout</text:p>
          </table:table-cell>
          <table:table-cell office:value-type="float" office:value="399553" calcext:value-type="float">
            <text:p>399553</text:p>
          </table:table-cell>
          <table:table-cell office:value-type="string" calcext:value-type="string">
            <text:p>19261.41015625</text:p>
          </table:table-cell>
          <table:table-cell office:value-type="float" office:value="265270" calcext:value-type="float">
            <text:p>265270</text:p>
          </table:table-cell>
          <table:table-cell office:value-type="float" office:value="3526150" calcext:value-type="float">
            <text:p>3526150</text:p>
          </table:table-cell>
          <table:table-cell office:value-type="float" office:value="3647146" calcext:value-type="float">
            <text:p>3647146</text:p>
          </table:table-cell>
          <table:table-cell office:value-type="float" office:value="3468875" calcext:value-type="float">
            <text:p>3468875</text:p>
          </table:table-cell>
          <table:table-cell office:value-type="float" office:value="3275068" calcext:value-type="float">
            <text:p>3275068</text:p>
          </table:table-cell>
          <table:table-cell/>
        </table:table-row>
        <table:table-row table:style-name="ro1">
          <table:table-cell office:value-type="string" calcext:value-type="string">
            <text:p>com.bikiniabs</text:p>
          </table:table-cell>
          <table:table-cell office:value-type="float" office:value="571704" calcext:value-type="float">
            <text:p>571704</text:p>
          </table:table-cell>
          <table:table-cell office:value-type="string" calcext:value-type="string">
            <text:p>6425.748046875</text:p>
          </table:table-cell>
          <table:table-cell office:value-type="float" office:value="519604" calcext:value-type="float">
            <text:p>519604</text:p>
          </table:table-cell>
          <table:table-cell office:value-type="float" office:value="10935225" calcext:value-type="float">
            <text:p>10935225</text:p>
          </table:table-cell>
          <table:table-cell office:value-type="float" office:value="10175136" calcext:value-type="float">
            <text:p>10175136</text:p>
          </table:table-cell>
          <table:table-cell office:value-type="float" office:value="9707850" calcext:value-type="float">
            <text:p>9707850</text:p>
          </table:table-cell>
          <table:table-cell office:value-type="float" office:value="8140904" calcext:value-type="float">
            <text:p>8140904</text:p>
          </table:table-cell>
          <table:table-cell/>
        </table:table-row>
        <table:table-row table:style-name="ro1">
          <table:table-cell office:value-type="string" calcext:value-type="string">
            <text:p>com.davor.thirtydayfit</text:p>
          </table:table-cell>
          <table:table-cell office:value-type="float" office:value="118732" calcext:value-type="float">
            <text:p>118732</text:p>
          </table:table-cell>
          <table:table-cell office:value-type="string" calcext:value-type="string">
            <text:p>7275.37890625</text:p>
          </table:table-cell>
          <table:table-cell office:value-type="float" office:value="49346" calcext:value-type="float">
            <text:p>49346</text:p>
          </table:table-cell>
          <table:table-cell office:value-type="float" office:value="894878" calcext:value-type="float">
            <text:p>894878</text:p>
          </table:table-cell>
          <table:table-cell office:value-type="float" office:value="865693" calcext:value-type="float">
            <text:p>865693</text:p>
          </table:table-cell>
          <table:table-cell office:value-type="float" office:value="835641" calcext:value-type="float">
            <text:p>835641</text:p>
          </table:table-cell>
          <table:table-cell office:value-type="float" office:value="784729" calcext:value-type="float">
            <text:p>784729</text:p>
          </table:table-cell>
          <table:table-cell/>
        </table:table-row>
        <table:table-row table:style-name="ro1">
          <table:table-cell office:value-type="string" calcext:value-type="string">
            <text:p>com.despdev.weight_loss_calculator</text:p>
          </table:table-cell>
          <table:table-cell office:value-type="float" office:value="324170" calcext:value-type="float">
            <text:p>324170</text:p>
          </table:table-cell>
          <table:table-cell office:value-type="string" calcext:value-type="string">
            <text:p>4189.8837890625</text:p>
          </table:table-cell>
          <table:table-cell office:value-type="float" office:value="141487" calcext:value-type="float">
            <text:p>141487</text:p>
          </table:table-cell>
          <table:table-cell office:value-type="float" office:value="2229001" calcext:value-type="float">
            <text:p>2229001</text:p>
          </table:table-cell>
          <table:table-cell office:value-type="float" office:value="2295727" calcext:value-type="float">
            <text:p>2295727</text:p>
          </table:table-cell>
          <table:table-cell office:value-type="float" office:value="2156619" calcext:value-type="float">
            <text:p>2156619</text:p>
          </table:table-cell>
          <table:table-cell office:value-type="float" office:value="2127385" calcext:value-type="float">
            <text:p>2127385</text:p>
          </table:table-cell>
          <table:table-cell/>
        </table:table-row>
        <table:table-row table:style-name="ro1">
          <table:table-cell office:value-type="string" calcext:value-type="string">
            <text:p>com.fddb</text:p>
          </table:table-cell>
          <table:table-cell office:value-type="float" office:value="674093" calcext:value-type="float">
            <text:p>674093</text:p>
          </table:table-cell>
          <table:table-cell office:value-type="string" calcext:value-type="string">
            <text:p>7432.322265625</text:p>
          </table:table-cell>
          <table:table-cell office:value-type="float" office:value="585553" calcext:value-type="float">
            <text:p>585553</text:p>
          </table:table-cell>
          <table:table-cell office:value-type="float" office:value="12036739" calcext:value-type="float">
            <text:p>12036739</text:p>
          </table:table-cell>
          <table:table-cell office:value-type="float" office:value="12841407" calcext:value-type="float">
            <text:p>12841407</text:p>
          </table:table-cell>
          <table:table-cell office:value-type="float" office:value="11486481" calcext:value-type="float">
            <text:p>11486481</text:p>
          </table:table-cell>
          <table:table-cell office:value-type="float" office:value="11483039" calcext:value-type="float">
            <text:p>11483039</text:p>
          </table:table-cell>
          <table:table-cell/>
        </table:table-row>
        <table:table-row table:style-name="ro1">
          <table:table-cell office:value-type="string" calcext:value-type="string">
            <text:p>com.fitnesskeeper.runkeeper.pro</text:p>
          </table:table-cell>
          <table:table-cell office:value-type="float" office:value="618170" calcext:value-type="float">
            <text:p>618170</text:p>
          </table:table-cell>
          <table:table-cell office:value-type="string" calcext:value-type="string">
            <text:p>40272.86328125</text:p>
          </table:table-cell>
          <table:table-cell office:value-type="float" office:value="1623208" calcext:value-type="float">
            <text:p>1623208</text:p>
          </table:table-cell>
          <table:table-cell office:value-type="float" office:value="34376792" calcext:value-type="float">
            <text:p>343767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//stopped after 10h, flows are extracted from the data that was generated up until then</text:p>
          </table:table-cell>
        </table:table-row>
        <table:table-row table:style-name="ro1">
          <table:table-cell office:value-type="string" calcext:value-type="string">
            <text:p>com.jsdev.pfei</text:p>
          </table:table-cell>
          <table:table-cell office:value-type="float" office:value="448149" calcext:value-type="float">
            <text:p>448149</text:p>
          </table:table-cell>
          <table:table-cell office:value-type="string" calcext:value-type="string">
            <text:p>6925.05078125</text:p>
          </table:table-cell>
          <table:table-cell office:value-type="float" office:value="214568" calcext:value-type="float">
            <text:p>214568</text:p>
          </table:table-cell>
          <table:table-cell office:value-type="float" office:value="2158407" calcext:value-type="float">
            <text:p>2158407</text:p>
          </table:table-cell>
          <table:table-cell office:value-type="float" office:value="2413806" calcext:value-type="float">
            <text:p>2413806</text:p>
          </table:table-cell>
          <table:table-cell office:value-type="float" office:value="2392062" calcext:value-type="float">
            <text:p>2392062</text:p>
          </table:table-cell>
          <table:table-cell office:value-type="float" office:value="2210390" calcext:value-type="float">
            <text:p>2210390</text:p>
          </table:table-cell>
          <table:table-cell/>
        </table:table-row>
        <table:table-row table:style-name="ro1">
          <table:table-cell office:value-type="string" calcext:value-type="string">
            <text:p>com.MayersDev.TestedeDiabete</text:p>
          </table:table-cell>
          <table:table-cell office:value-type="float" office:value="367451" calcext:value-type="float">
            <text:p>367451</text:p>
          </table:table-cell>
          <table:table-cell office:value-type="string" calcext:value-type="string">
            <text:p>7113.5087890625</text:p>
          </table:table-cell>
          <table:table-cell office:value-type="float" office:value="194917" calcext:value-type="float">
            <text:p>194917</text:p>
          </table:table-cell>
          <table:table-cell office:value-type="float" office:value="1727299" calcext:value-type="float">
            <text:p>1727299</text:p>
          </table:table-cell>
          <table:table-cell office:value-type="float" office:value="1660984" calcext:value-type="float">
            <text:p>1660984</text:p>
          </table:table-cell>
          <table:table-cell office:value-type="float" office:value="1667931" calcext:value-type="float">
            <text:p>1667931</text:p>
          </table:table-cell>
          <table:table-cell office:value-type="float" office:value="1736609" calcext:value-type="float">
            <text:p>1736609</text:p>
          </table:table-cell>
          <table:table-cell/>
        </table:table-row>
        <table:table-row table:style-name="ro1">
          <table:table-cell office:value-type="string" calcext:value-type="string">
            <text:p>com.mysugr.android.companion</text:p>
          </table:table-cell>
          <table:table-cell office:value-type="float" office:value="589527" calcext:value-type="float">
            <text:p>589527</text:p>
          </table:table-cell>
          <table:table-cell office:value-type="string" calcext:value-type="string">
            <text:p>13150.443359375</text:p>
          </table:table-cell>
          <table:table-cell office:value-type="float" office:value="355053" calcext:value-type="float">
            <text:p>355053</text:p>
          </table:table-cell>
          <table:table-cell office:value-type="float" office:value="13801896" calcext:value-type="float">
            <text:p>13801896</text:p>
          </table:table-cell>
          <table:table-cell office:value-type="float" office:value="13838760" calcext:value-type="float">
            <text:p>13838760</text:p>
          </table:table-cell>
          <table:table-cell office:value-type="float" office:value="13460356" calcext:value-type="float">
            <text:p>13460356</text:p>
          </table:table-cell>
          <table:table-cell office:value-type="float" office:value="13795455" calcext:value-type="float">
            <text:p>13795455</text:p>
          </table:table-cell>
          <table:table-cell/>
        </table:table-row>
        <table:table-row table:style-name="ro1">
          <table:table-cell office:value-type="string" calcext:value-type="string">
            <text:p>com.OnVation.FitnessRecipeOfTheDay</text:p>
          </table:table-cell>
          <table:table-cell office:value-type="float" office:value="351007" calcext:value-type="float">
            <text:p>351007</text:p>
          </table:table-cell>
          <table:table-cell office:value-type="string" calcext:value-type="string">
            <text:p>2053.142578125</text:p>
          </table:table-cell>
          <table:table-cell office:value-type="float" office:value="153114" calcext:value-type="float">
            <text:p>153114</text:p>
          </table:table-cell>
          <table:table-cell office:value-type="float" office:value="832752" calcext:value-type="float">
            <text:p>832752</text:p>
          </table:table-cell>
          <table:table-cell office:value-type="float" office:value="817865" calcext:value-type="float">
            <text:p>817865</text:p>
          </table:table-cell>
          <table:table-cell office:value-type="float" office:value="845280" calcext:value-type="float">
            <text:p>845280</text:p>
          </table:table-cell>
          <table:table-cell office:value-type="float" office:value="856045" calcext:value-type="float">
            <text:p>856045</text:p>
          </table:table-cell>
          <table:table-cell/>
        </table:table-row>
        <table:table-row table:style-name="ro1">
          <table:table-cell office:value-type="string" calcext:value-type="string">
            <text:p>com.popularapp.abdominalexercise</text:p>
          </table:table-cell>
          <table:table-cell office:value-type="float" office:value="344142" calcext:value-type="float">
            <text:p>344142</text:p>
          </table:table-cell>
          <table:table-cell office:value-type="string" calcext:value-type="string">
            <text:p>4839.8408203125</text:p>
          </table:table-cell>
          <table:table-cell office:value-type="float" office:value="165547" calcext:value-type="float">
            <text:p>165547</text:p>
          </table:table-cell>
          <table:table-cell office:value-type="float" office:value="3253039" calcext:value-type="float">
            <text:p>3253039</text:p>
          </table:table-cell>
          <table:table-cell office:value-type="float" office:value="3335743" calcext:value-type="float">
            <text:p>3335743</text:p>
          </table:table-cell>
          <table:table-cell office:value-type="float" office:value="3295115" calcext:value-type="float">
            <text:p>3295115</text:p>
          </table:table-cell>
          <table:table-cell office:value-type="float" office:value="3237882" calcext:value-type="float">
            <text:p>3237882</text:p>
          </table:table-cell>
          <table:table-cell/>
        </table:table-row>
        <table:table-row table:style-name="ro1">
          <table:table-cell office:value-type="string" calcext:value-type="string">
            <text:p>com.popularapp.sevenmins</text:p>
          </table:table-cell>
          <table:table-cell office:value-type="float" office:value="514792" calcext:value-type="float">
            <text:p>514792</text:p>
          </table:table-cell>
          <table:table-cell office:value-type="string" calcext:value-type="string">
            <text:p>7069.673828125</text:p>
          </table:table-cell>
          <table:table-cell office:value-type="float" office:value="328961" calcext:value-type="float">
            <text:p>328961</text:p>
          </table:table-cell>
          <table:table-cell office:value-type="float" office:value="3181748" calcext:value-type="float">
            <text:p>3181748</text:p>
          </table:table-cell>
          <table:table-cell office:value-type="float" office:value="3279414" calcext:value-type="float">
            <text:p>3279414</text:p>
          </table:table-cell>
          <table:table-cell office:value-type="float" office:value="5332247" calcext:value-type="float">
            <text:p>5332247</text:p>
          </table:table-cell>
          <table:table-cell office:value-type="float" office:value="5679815" calcext:value-type="float">
            <text:p>5679815</text:p>
          </table:table-cell>
          <table:table-cell/>
        </table:table-row>
        <table:table-row table:style-name="ro1">
          <table:table-cell office:value-type="string" calcext:value-type="string">
            <text:p>digifit.virtuagym.foodtracker</text:p>
          </table:table-cell>
          <table:table-cell office:value-type="float" office:value="408832" calcext:value-type="float">
            <text:p>408832</text:p>
          </table:table-cell>
          <table:table-cell office:value-type="string" calcext:value-type="string">
            <text:p>11172.96875</text:p>
          </table:table-cell>
          <table:table-cell office:value-type="float" office:value="286212" calcext:value-type="float">
            <text:p>286212</text:p>
          </table:table-cell>
          <table:table-cell office:value-type="float" office:value="2125779" calcext:value-type="float">
            <text:p>2125779</text:p>
          </table:table-cell>
          <table:table-cell office:value-type="float" office:value="8454787" calcext:value-type="float">
            <text:p>8454787</text:p>
          </table:table-cell>
          <table:table-cell office:value-type="float" office:value="8177608" calcext:value-type="float">
            <text:p>8177608</text:p>
          </table:table-cell>
          <table:table-cell office:value-type="float" office:value="8668298" calcext:value-type="float">
            <text:p>8668298</text:p>
          </table:table-cell>
          <table:table-cell/>
        </table:table-row>
        <table:table-row table:style-name="ro1">
          <table:table-cell office:value-type="string" calcext:value-type="string">
            <text:p>com.freshware.bloodpressure</text:p>
          </table:table-cell>
          <table:table-cell office:value-type="float" office:value="282462" calcext:value-type="float">
            <text:p>282462</text:p>
          </table:table-cell>
          <table:table-cell office:value-type="string" calcext:value-type="string">
            <text:p>3304.6435546875</text:p>
          </table:table-cell>
          <table:table-cell office:value-type="float" office:value="208154" calcext:value-type="float">
            <text:p>208154</text:p>
          </table:table-cell>
          <table:table-cell office:value-type="float" office:value="3546168" calcext:value-type="float">
            <text:p>3546168</text:p>
          </table:table-cell>
          <table:table-cell office:value-type="float" office:value="3729029" calcext:value-type="float">
            <text:p>3729029</text:p>
          </table:table-cell>
          <table:table-cell office:value-type="float" office:value="3758742" calcext:value-type="float">
            <text:p>3758742</text:p>
          </table:table-cell>
          <table:table-cell office:value-type="float" office:value="3748614" calcext:value-type="float">
            <text:p>3748614</text:p>
          </table:table-cell>
          <table:table-cell/>
        </table:table-row>
        <table:table-row table:style-name="ro1">
          <table:table-cell office:value-type="string" calcext:value-type="string">
            <text:p>com.northpark.drinkwater</text:p>
          </table:table-cell>
          <table:table-cell office:value-type="float" office:value="594666" calcext:value-type="float">
            <text:p>594666</text:p>
          </table:table-cell>
          <table:table-cell office:value-type="string" calcext:value-type="string">
            <text:p>10134.853515625</text:p>
          </table:table-cell>
          <table:table-cell office:value-type="float" office:value="643861" calcext:value-type="float">
            <text:p>643861</text:p>
          </table:table-cell>
          <table:table-cell office:value-type="float" office:value="16060112" calcext:value-type="float">
            <text:p>16060112</text:p>
          </table:table-cell>
          <table:table-cell office:value-type="float" office:value="16461357" calcext:value-type="float">
            <text:p>16461357</text:p>
          </table:table-cell>
          <table:table-cell office:value-type="float" office:value="16836464" calcext:value-type="float">
            <text:p>16836464</text:p>
          </table:table-cell>
          <table:table-cell office:value-type="float" office:value="15025214" calcext:value-type="float">
            <text:p>15025214</text:p>
          </table:table-cell>
          <table:table-cell/>
        </table:table-row>
        <table:table-row table:style-name="ro1">
          <table:table-cell office:value-type="string" calcext:value-type="string">
            <text:p>com.sillens.shapeupclub</text:p>
          </table:table-cell>
          <table:table-cell office:value-type="float" office:value="678309" calcext:value-type="float">
            <text:p>678309</text:p>
          </table:table-cell>
          <table:table-cell office:value-type="string" calcext:value-type="string">
            <text:p>32250.552734375</text:p>
          </table:table-cell>
          <table:table-cell office:value-type="float" office:value="867834" calcext:value-type="float">
            <text:p>867834</text:p>
          </table:table-cell>
          <table:table-cell office:value-type="float" office:value="16044695" calcext:value-type="float">
            <text:p>16044695</text:p>
          </table:table-cell>
          <table:table-cell office:value-type="float" office:value="15576642" calcext:value-type="float">
            <text:p>15576642</text:p>
          </table:table-cell>
          <table:table-cell office:value-type="float" office:value="15122069" calcext:value-type="float">
            <text:p>15122069</text:p>
          </table:table-cell>
          <table:table-cell office:value-type="float" office:value="14947112" calcext:value-type="float">
            <text:p>14947112</text:p>
          </table:table-cell>
          <table:table-cell/>
        </table:table-row>
        <table:table-row table:style-name="ro1">
          <table:table-cell office:value-type="string" calcext:value-type="string">
            <text:p>com.teerstudios.buttchallenge2</text:p>
          </table:table-cell>
          <table:table-cell office:value-type="float" office:value="569659" calcext:value-type="float">
            <text:p>569659</text:p>
          </table:table-cell>
          <table:table-cell office:value-type="string" calcext:value-type="string">
            <text:p>4719.798828125</text:p>
          </table:table-cell>
          <table:table-cell office:value-type="float" office:value="393733" calcext:value-type="float">
            <text:p>393733</text:p>
          </table:table-cell>
          <table:table-cell office:value-type="float" office:value="5617775" calcext:value-type="float">
            <text:p>5617775</text:p>
          </table:table-cell>
          <table:table-cell office:value-type="float" office:value="5446367" calcext:value-type="float">
            <text:p>5446367</text:p>
          </table:table-cell>
          <table:table-cell office:value-type="float" office:value="2744584" calcext:value-type="float">
            <text:p>2744584</text:p>
          </table:table-cell>
          <table:table-cell office:value-type="float" office:value="2744934" calcext:value-type="float">
            <text:p>2744934</text:p>
          </table:table-cell>
          <table:table-cell/>
        </table:table-row>
        <table:table-row table:style-name="ro1">
          <table:table-cell office:value-type="string" calcext:value-type="string">
            <text:p>opunktschmidt.fastcaloriecounter</text:p>
          </table:table-cell>
          <table:table-cell office:value-type="float" office:value="340429" calcext:value-type="float">
            <text:p>340429</text:p>
          </table:table-cell>
          <table:table-cell office:value-type="string" calcext:value-type="string">
            <text:p>2438.4169921875</text:p>
          </table:table-cell>
          <table:table-cell office:value-type="float" office:value="135151" calcext:value-type="float">
            <text:p>135151</text:p>
          </table:table-cell>
          <table:table-cell office:value-type="float" office:value="1463216" calcext:value-type="float">
            <text:p>1463216</text:p>
          </table:table-cell>
          <table:table-cell office:value-type="float" office:value="2354215" calcext:value-type="float">
            <text:p>2354215</text:p>
          </table:table-cell>
          <table:table-cell office:value-type="float" office:value="2239596" calcext:value-type="float">
            <text:p>2239596</text:p>
          </table:table-cell>
          <table:table-cell office:value-type="float" office:value="2367161" calcext:value-type="float">
            <text:p>2367161</text:p>
          </table:table-cell>
          <table:table-cell/>
        </table:table-row>
        <table:table-row table:style-name="ro1" table:number-rows-repeated="702"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2578">
          <table:table-cell table:number-columns-repeated="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.00.0000</text:date>, <text:time style:data-style-name="N2" text:time-value="15:18:57.44551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5:22:04.832588000</dc:date>
    <meta:editing-duration>P1DT17H31M46S</meta:editing-duration>
    <meta:editing-cycles>14</meta:editing-cycles>
    <meta:generator>LibreOffice/5.4.1.2$MacOSX_X86_64 LibreOffice_project/ea7cb86e6eeb2bf3a5af73a8f7777ac570321527</meta:generator>
    <meta:document-statistic meta:table-count="1" meta:cell-count="172" meta:object-count="0"/>
  </office:meta>
</office:document-meta>
</file>